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MT" svg:font-family="ArialMT"/>
    <style:font-face style:name="Helvetica" svg:font-family="Helvetic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list-style-name="L6">
      <style:text-properties fo:language="es" fo:country="ES"/>
    </style:style>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7"/>
    <style:style style:name="P7" style:family="paragraph" style:parent-style-name="Standard" style:list-style-name="L8"/>
    <style:style style:name="P8" style:family="paragraph" style:parent-style-name="Heading_20_1">
      <style:text-properties fo:language="es" fo:country="ES"/>
    </style:style>
    <style:style style:name="P9" style:family="paragraph" style:parent-style-name="Heading_20_2">
      <style:text-properties fo:language="es" fo:country="ES"/>
    </style:style>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escripción de las actividades</text:h>
      <text:p text:style-name="P1"><text:tab/>El objetivo del presente documento es describir las actividades necesarias para la publicación del 1er módulo del Pulmón en el dispositivo móvil iPad.</text:p>
      <text:p text:style-name="P1"><text:tab/>Los principales componentes de la arquitectura que permitirá dicha publicación son: </text:p>
      <text:p text:style-name="P1"/>
      <text:h text:style-name="P9" text:outline-level="2">Motor Gráfico Propietario (José María Benito) con tecnología OpenGL ES 2.0 (GLSL).</text:h>
      <text:p text:style-name="P1"/>
      <text:p text:style-name="P1"><text:s/><text:tab/>El motor gráfico deberá implementar la tecnología de representación gráfica en tres dimensiones del órgano pulmón, con la capacidad de interactuar mediante pulsación y gestos sobre la pantalla (multitáctil) con dicho modelo, variar el punto de vista de observación y las partes visibles complementarias, así como realizar zooms y alejamientos para facilitar la observación y el estudio de la anatomía y fisiología pulmonar.</text:p>
      <text:p text:style-name="P1"/>
      <text:p text:style-name="P1"><text:tab/>Las tareas fundamentales asociadas a este apartado son:</text:p>
      <text:p text:style-name="P1"/>
      <text:list xml:id="list387162656" text:style-name="L6">
        <text:list-item>
          <text:p text:style-name="P2">Integración del motor gráfico Open GL ES con las librerías de elementos de interfaz de usuario de iOS (UIKit/Core Animation). El motor gráfico debe estar integrado en los elementos de navegación y selección del interfaz de usuario (ver abajo) e interactuar con ellos de manera no competitiva para permitir un uso económico de los recursos gráficos del dispositivo móvil iPad, de tal manera que la experiencia de interactividad sea siempre fluida y la respuesta rápida.</text:p>
        </text:list-item>
        <text:list-item>
          <text:p text:style-name="P2">Desarrollo de herramientas automáticas de importación de los modelos (geometría y texturas). Dichas herramientas deben facilitar la modificación y selección de nuevos modelos en tres dimensiones de manera ágil y automática en la medida de lo posible. El objetivo es doble: 1) preparar, ordenar y simplificar los datos para posibilitar la visualización en tiempo real 2) facilitar el proceso iterativo de mejora de los modelos de en la aplicación en la cadena productor-consumidor establecida por el grafista-aplicación. En este sentido es necesario preparar los datos. Esta parte incluye el proceso de incorporación de los datos correspondientes.</text:p>
        </text:list-item>
        <text:list-item>
          <text:p text:style-name="P2">Shaders, optimizaciones, <text:s/>señaladores y animaciones: la diversidad de modelos a representar (pleura, alveolos, inervaciones, lóbulos) y la complejidad de algunos modelos (bronquios) requiere la escritura de shaders y herramientas de optimización especiales según el objetivo de representación. Asimismo, el motor gráfico debe poder señalar y representar selectivamente las partes de interés en cada opción de selección, mediante coloreado y animaciones de visibilidad/invisibilidad.</text:p>
          <text:p text:style-name="P2"/>
        </text:list-item>
      </text:list>
      <text:h text:style-name="Heading_20_2" text:outline-level="2">Interfaz de usuario</text:h>
      <text:p text:style-name="Standard"/>
      <text:p text:style-name="Standard"><text:tab/>El dispositivo iPad establece nuevas reglas de interacción con el usuario que se caracteriza por principios de usabilidad en la interacción hombre-máquina (HMI), entre otros: </text:p>
      <text:p text:style-name="Standard"/>
      <text:list xml:id="list1556988057" text:style-name="L4">
        <text:list-item>
          <text:p text:style-name="P4">Interfaz directo: el usuario manipula el programa directamente mediante la pantalla táctil, sin utilizar un dispositivo indirecto como el ratón. </text:p>
        </text:list-item>
      </text:list>
      <text:list xml:id="list1161608496" text:style-name="L3">
        <text:list-item>
          <text:p text:style-name="P3">Respuesta: el usuario espera señales visuales de confirmación, continuidad de eventos y pistas sobre el flujo de navegación. Las aplicaciones nativas iPad contienen abundantes animaciones cuyo objetivo es mejorar la experiencia visual y ayudar al usuario a entender lo <text:soft-page-break/>que está sucediendo.</text:p>
        </text:list-item>
        <text:list-item>
          <text:p text:style-name="P3">Priorización: las aplicaciones iPad ocupan toda la pantalla, pero los elementos deben tener un tamaño suficiente para poder ser pulsados (44x44 puntos). Además, el usuario de esta tableta tiene la expectativa de un manejo muy intuitivo. Por tanto el número de elementos visibles simultáneo en pantalla es limitado, lo que obliga a priorizar elementos presentes y jerarquizar la funcionalidad. Para este cometido, Apple recomienda definir un usuario objetivo.</text:p>
        </text:list-item>
        <text:list-item>
          <text:p text:style-name="P3">Simplicidad: tanto el diseño del iPad como las aplicaciones que corren en el dispositivo se caracterizan por un diseño simple y limpio para facilitar la comprensión por parte del usuario y aumentar efectivamente la utilidad del programa. Para ello se acuden a los métodos y frases de interacción habituales, evitando los retos nuevos de usabilidad presentados al usuario en la medida de lo posible.</text:p>
          <text:p text:style-name="P3"/>
        </text:list-item>
      </text:list>
      <text:p text:style-name="Standard"><text:tab/>La tarea principal para mejorar la experiencia de usabilidad es el <text:span text:style-name="T1">diseño del interfaz gráfico </text:span>con el usuario (GUI). El interfaz de usuario se definirá con un Documento de Diseño de Interfaz de la aplicación, cuya definición es dinámica y basada en la siguiente iteración:</text:p>
      <text:p text:style-name="Standard"/>
      <text:list xml:id="list1469243366" text:style-name="L5">
        <text:list-item>
          <text:p text:style-name="P5">Se realiza una propuesta de diseño que recoja las necesidades funcionales y los casos de uso de la aplicación con las premisas de usabilidad expuestas arriba.</text:p>
        </text:list-item>
        <text:list-item>
          <text:p text:style-name="P5">Se revisa con el cliente la consecución de objetivos de funcionalidad y casos de uso con el interfaz propuesto y se aportan mejoras y modificaciones </text:p>
        </text:list-item>
      </text:list>
      <text:p text:style-name="Standard"/>
      <text:p text:style-name="Standard"><text:s/><text:tab/>En cuanto hay una versión preliminar de interfaz de usuario disponible se puede comenzar la tarea de construcción de las vistas (pantallas) y controladores (código) correspondientes al interfaz.</text:p>
      <text:p text:style-name="Standard"/>
      <text:h text:style-name="Heading_20_3" text:outline-level="3"><text:tab/>Reproducción de Video</text:h>
      <text:p text:style-name="Standard"><text:tab/>Dependiendo de las necesidades de interacción del usuario con la reproducción de frames de video, debe realizarse una implementación genérica de reproducción (play/pause) o una basada en pulsaciones o gestos táctiles (simulación de la modificación de la orientación del modelo mediante el arrastre táctil sobre la pantalla). Asimismo deben generarse videos del pulmón y partes en formato de video compatible con iOS (mp4 con compresión h264 y resoluciones compatibles) o transformación en lote de los videos ya existentes.</text:p>
      <text:p text:style-name="Standard"/>
      <text:h text:style-name="Heading_20_2" text:outline-level="2"><text:tab/>Acceso a Servicio de Datos (opcional)</text:h>
      <text:p text:style-name="Standard"/>
      <text:p text:style-name="Standard"><text:tab/>Los servicios de acceso a datos deben proporcionar los modelos y videos asociados a patologías mediante descarga web (interfaz REST sobre HTTP) en el caso de que la abundancia y peso de los datos hagan imposible la descarga directa junto con la aplicación. Dichos servicios requieren:</text:p>
      <text:p text:style-name="Standard"/>
      <text:list xml:id="list1493984979" text:style-name="L7">
        <text:list-item>
          <text:p text:style-name="P6">Definición de los servicios: identificación y descarga de los datos para el control automático y presentación de opciones al usuario</text:p>
        </text:list-item>
        <text:list-item>
          <text:p text:style-name="P6">Implementación de los servicios: que consta de la parte cliente (inicio de la obtención de datos y la descarga) y servidor (alojamiento y respuesta a peticiones de datos y descarga de ficheros).</text:p>
          <text:p text:style-name="P6"/>
        </text:list-item>
      </text:list>
      <text:h text:style-name="Heading_20_2" text:outline-level="2"><text:tab/>Publicación de la aplicación en AppStore o web dedicada</text:h>
      <text:p text:style-name="Standard"><text:tab/>El proceso de publicación de la aplicación es elaborado y restrictivo, existiendo tres <text:soft-page-break/>modalidades:</text:p>
      <text:list xml:id="list102539273" text:style-name="L8">
        <text:list-item>
          <text:p text:style-name="P7">App Store: distribución directa en los móviles mediante el alojamiento y descarga del binario de la aplicación en los servidores de Apple</text:p>
        </text:list-item>
        <text:list-item>
          <text:p text:style-name="P7">B2B Apps: distribución directa a clientes y empleados que se adhieren al Program de Compra en Volumen. Una aplicación B2B (business to business) aporta una solución de distribución a medida.</text:p>
        </text:list-item>
        <text:list-item>
          <text:p text:style-name="P7">Ad Hoc: distribución uno a uno con hasta 100 dispositivos, útil para tareas de seguimiento, exhibición y testado.</text:p>
        </text:list-item>
      </text:list>
      <text:p text:style-name="Standard"><text:tab/></text:p>
      <text:p text:style-name="Standard"/>
      <text:p text:style-name="Standard">TODO:</text:p>
      <text:p text:style-name="Standard"><text:s/>definición de tiempos.</text:p>
      <text:p text:style-name="Standard"><text:s/>Resolución de video iPad y iPad 2</text:p>
      <text:p text:style-name="Standard"/>
      <text:p text:style-name="Standard"><text:s/>Definición, diseño técnico, implementación, integración y pruebas, publicación</text:p>
      <text:p text:style-name="Standard"/>
      <text:p text:style-name="Standard">Locu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ArialMT" svg:font-family="ArialMT"/>
    <style:font-face style:name="Helvetica" svg:font-family="Helvetic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8T19:15:35</meta:creation-date>
    <dc:date>2011-12-18T20:56:18</dc:date>
    <meta:editing-duration>PT32M30S</meta:editing-duration>
    <meta:editing-cycles>4</meta:editing-cycles>
    <meta:generator>LibreOffice/3.4$Unix LibreOffice_project/340m1$Build-103</meta:generator>
    <meta:document-statistic meta:table-count="0" meta:image-count="0" meta:object-count="0" meta:page-count="3" meta:paragraph-count="2" meta:word-count="1012" meta:character-count="6656" meta:non-whitespace-character-count="5669"/>
  </office:meta>
</office:document-meta>
</file>